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60000004DA034728936CECC91.png" manifest:media-type="image/png"/>
  <manifest:file-entry manifest:full-path="Pictures/100002010000012D0000013668C329181762DC5F.png" manifest:media-type="image/png"/>
  <manifest:file-entry manifest:full-path="Pictures/10000201000000920000006AF7E648AB7F1AD287.png" manifest:media-type="image/png"/>
  <manifest:file-entry manifest:full-path="Pictures/10000201000000990000007D1419C16FEDBC40DD.png" manifest:media-type="image/png"/>
  <manifest:file-entry manifest:full-path="Pictures/100002010000010F0000011BC78B40C44CD7E788.png" manifest:media-type="image/png"/>
  <manifest:file-entry manifest:full-path="Pictures/100002010000011E000000D4FDA73BDC66BD4C84.png" manifest:media-type="image/png"/>
  <manifest:file-entry manifest:full-path="Pictures/100002010000008600000095B315E1E45D66502B.png" manifest:media-type="image/png"/>
  <manifest:file-entry manifest:full-path="Pictures/10000201000000C10000011D312E74D353539C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">
      <style:table-properties style:width="28.3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829cm" style:rel-column-width="6553*"/>
    </style:style>
    <style:style style:name="Tableau1.1" style:family="table-row">
      <style:table-row-properties style:min-row-height="0.683cm" fo:background-color="transparent">
        <style:background-image/>
      </style:table-row-properties>
    </style:style>
    <style:style style:name="Tableau1.A1" style:family="table-cell">
      <style:table-cell-properties fo:background-color="#d2e6f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J1" style:family="table-cell">
      <style:table-cell-properties fo:background-color="#d2e6f1" fo:padding="0.097cm" fo:border="0.05pt solid #000000">
        <style:background-image/>
      </style:table-cell-properties>
    </style:style>
    <style:style style:name="Tableau1.A2" style:family="table-cell">
      <style:table-cell-properties fo:background-color="#d2e6f1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background-color="#d2e6f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background-color="#9bab41" fo:padding="0.097cm" fo:border-left="0.05pt solid #000000" fo:border-right="none" fo:border-top="none" fo:border-bottom="0.05pt solid #000000">
        <style:background-image/>
      </style:table-cell-properties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none" fo:border-top="none" fo:border-bottom="0.05pt solid #000000"/>
    </style:style>
    <style:style style:name="Tableau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none" fo:border-top="none" fo:border-bottom="0.05pt solid #000000"/>
    </style:style>
    <style:style style:name="Tableau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683cm" fo:background-color="transparent" fo:keep-together="auto">
        <style:background-image/>
      </style:table-row-properties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" fo:background-color="#d2e6f1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I5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ize="42pt" style:font-size-asian="42pt" style:font-size-complex="42pt"/>
    </style:style>
    <style:style style:name="P2" style:family="paragraph" style:parent-style-name="Table_20_Contents">
      <style:text-properties officeooo:rsid="0019c66f" officeooo:paragraph-rsid="0019c66f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10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J1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1"/>
          </table:table-cell>
          <table:table-cell table:style-name="Tableau1.I9" office:value-type="string">
            <text:p text:style-name="Table_20_Contents"><draw:frame draw:style-name="fr2" draw:name="Image22" text:anchor-type="char" svg:width="1.166cm" svg:height="1.72cm" draw:z-index="21"><draw:image xlink:href="Pictures/10000201000000C10000011D312E74D353539CE3.png" xlink:type="simple" xlink:show="embed" xlink:actuate="onLoad" loext:mime-type="image/png"/></draw:frame></text:p>
          </table:table-cell>
          <table:table-cell table:style-name="Tableau1.I9" office:value-type="string">
            <text:p text:style-name="Table_20_Contents"><draw:frame draw:style-name="fr4" draw:name="Image1" text:anchor-type="char" svg:width="1.471cm" svg:height="1.635cm" draw:z-index="0"><draw:image xlink:href="Pictures/100002010000008600000095B315E1E45D66502B.png" xlink:type="simple" xlink:show="embed" xlink:actuate="onLoad" loext:mime-type="image/png"/></draw:frame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9" office:value-type="string">
            <text:p text:style-name="Table_20_Contents"><draw:frame draw:style-name="fr4" draw:name="Image13" text:anchor-type="char" svg:width="2.224cm" svg:height="1.649cm" draw:z-index="12"><draw:image xlink:href="Pictures/100002010000011E000000D4FDA73BDC66BD4C84.png" xlink:type="simple" xlink:show="embed" xlink:actuate="onLoad" loext:mime-type="image/png"/></draw:frame></text:p>
          </table:table-cell>
          <table:table-cell table:style-name="Tableau1.I9" office:value-type="string">
            <text:p text:style-name="Table_20_Contents"><draw:frame draw:style-name="fr4" draw:name="Image14" text:anchor-type="char" svg:width="1.667cm" svg:height="1.741cm" draw:z-index="13"><draw:image xlink:href="Pictures/100002010000010F0000011BC78B40C44CD7E788.png" xlink:type="simple" xlink:show="embed" xlink:actuate="onLoad" loext:mime-type="image/png"/></draw:frame></text:p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1"/>
          </table:table-cell>
          <table:table-cell table:style-name="Tableau1.I9" office:value-type="string">
            <text:p text:style-name="Table_20_Contents"><draw:frame draw:style-name="fr4" draw:name="Image2" text:anchor-type="char" svg:width="1.916cm" svg:height="1.565cm" draw:z-index="1"><draw:image xlink:href="Pictures/10000201000000990000007D1419C16FEDBC40DD.png" xlink:type="simple" xlink:show="embed" xlink:actuate="onLoad" loext:mime-type="image/png"/></draw:frame></text:p>
          </table:table-cell>
          <table:table-cell table:style-name="Tableau1.I9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3" office:value-type="string">
            <text:p text:style-name="Table_20_Contents"/>
          </table:table-cell>
          <table:table-cell table:style-name="Tableau1.I9" office:value-type="string">
            <text:p text:style-name="Table_20_Contents"><draw:frame draw:style-name="fr4" draw:name="Image12" text:anchor-type="char" svg:width="2.367cm" svg:height="1.718cm" draw:z-index="11"><draw:image xlink:href="Pictures/10000201000000920000006AF7E648AB7F1AD287.png" xlink:type="simple" xlink:show="embed" xlink:actuate="onLoad" loext:mime-type="image/png"/></draw:frame></text:p>
          </table:table-cell>
          <table:table-cell table:style-name="Tableau1.I9" office:value-type="string">
            <text:p text:style-name="Table_20_Contents"/>
          </table:table-cell>
          <table:table-cell table:style-name="Tableau1.I9" office:value-type="string">
            <text:p text:style-name="Table_20_Contents"><draw:frame draw:style-name="fr4" draw:name="Image15" text:anchor-type="char" svg:width="1.753cm" svg:height="1.804cm" draw:z-index="14"><draw:image xlink:href="Pictures/100002010000012D0000013668C329181762DC5F.png" xlink:type="simple" xlink:show="embed" xlink:actuate="onLoad" loext:mime-type="image/png"/></draw:frame></text:p>
          </table:table-cell>
          <table:table-cell table:style-name="Tableau1.J4" office:value-type="string">
            <text:p text:style-name="Table_20_Contents"><draw:frame draw:style-name="fr4" draw:name="Image18" text:anchor-type="char" svg:width="1.471cm" svg:height="1.635cm" draw:z-index="17"><draw:image xlink:href="Pictures/100002010000008600000095B315E1E45D66502B.png" xlink:type="simple" xlink:show="embed" xlink:actuate="onLoad" loext:mime-type="image/png"/></draw:frame></text:p>
          </table:table-cell>
        </table:table-row>
        <table:table-row table:style-name="Tableau1.1">
          <table:table-cell table:style-name="Tableau1.A2" office:value-type="string">
            <text:p text:style-name="P1"><draw:frame draw:style-name="fr3" draw:name="Image17" text:anchor-type="char" svg:x="20.294cm" svg:y="-1.914cm" svg:width="1.667cm" svg:height="1.741cm" draw:z-index="16"><draw:image xlink:href="Pictures/100002010000010F0000011BC78B40C44CD7E788.png" xlink:type="simple" xlink:show="embed" xlink:actuate="onLoad" loext:mime-type="image/png"/></draw:frame></text:p>
          </table:table-cell>
          <table:table-cell table:style-name="Tableau1.I9" office:value-type="string">
            <text:p text:style-name="Table_20_Contents"/>
          </table:table-cell>
          <table:table-cell table:style-name="Tableau1.I9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9" office:value-type="string">
            <text:p text:style-name="Table_20_Contents"><draw:frame draw:style-name="fr1" draw:name="Image24" text:anchor-type="char" svg:width="2.637cm" svg:height="1.72cm" draw:z-index="23"><draw:image xlink:href="Pictures/10000201000000760000004DA034728936CECC91.png" xlink:type="simple" xlink:show="embed" xlink:actuate="onLoad" loext:mime-type="image/png"/></draw:frame></text:p>
          </table:table-cell>
          <table:table-cell table:style-name="Tableau1.I9" office:value-type="string">
            <text:p text:style-name="Table_20_Contents"><draw:frame draw:style-name="fr3" draw:name="Image11" text:anchor-type="char" svg:x="0.36cm" svg:y="0.164cm" svg:width="1.916cm" svg:height="1.565cm" draw:z-index="10"><draw:image xlink:href="Pictures/10000201000000990000007D1419C16FEDBC40DD.png" xlink:type="simple" xlink:show="embed" xlink:actuate="onLoad" loext:mime-type="image/png"/></draw:frame></text:p>
          </table:table-cell>
          <table:table-cell table:style-name="Tableau1.I9" office:value-type="string">
            <text:p text:style-name="Table_20_Contents"><draw:frame draw:style-name="fr3" draw:name="Image21" text:anchor-type="char" svg:x="0.716cm" svg:y="0.028cm" svg:width="1.166cm" svg:height="1.72cm" draw:z-index="20"><draw:image xlink:href="Pictures/10000201000000C10000011D312E74D353539CE3.png" xlink:type="simple" xlink:show="embed" xlink:actuate="onLoad" loext:mime-type="image/png"/></draw:frame></text:p>
          </table:table-cell>
          <table:table-cell table:style-name="Tableau1.I9" office:value-type="string">
            <text:p text:style-name="Table_20_Contents"><draw:frame draw:style-name="fr4" draw:name="Image16" text:anchor-type="char" svg:width="1.753cm" svg:height="1.804cm" draw:z-index="15"><draw:image xlink:href="Pictures/100002010000012D0000013668C329181762DC5F.png" xlink:type="simple" xlink:show="embed" xlink:actuate="onLoad" loext:mime-type="image/png"/></draw:frame></text:p>
          </table:table-cell>
          <table:table-cell table:style-name="Tableau1.J4" office:value-type="string">
            <text:p text:style-name="Table_20_Contents"><draw:frame draw:style-name="fr3" draw:name="Image19" text:anchor-type="char" svg:x="0.36cm" svg:y="0.164cm" svg:width="1.916cm" svg:height="1.565cm" draw:z-index="18"><draw:image xlink:href="Pictures/10000201000000990000007D1419C16FEDBC40DD.png" xlink:type="simple" xlink:show="embed" xlink:actuate="onLoad" loext:mime-type="image/png"/></draw:frame></text:p>
          </table:table-cell>
        </table:table-row>
        <table:table-row table:style-name="Tableau1.5">
          <table:table-cell table:style-name="Tableau1.A2" office:value-type="string">
            <text:p text:style-name="P1"/>
          </table:table-cell>
          <table:table-cell table:style-name="Tableau1.I9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9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5">
          <table:table-cell table:style-name="Tableau1.A2" office:value-type="string">
            <text:p text:style-name="P1"/>
          </table:table-cell>
          <table:table-cell table:style-name="Tableau1.I9" office:value-type="string">
            <text:p text:style-name="Table_20_Contents"><draw:frame draw:style-name="fr4" draw:name="Image3" text:anchor-type="char" svg:width="1.753cm" svg:height="1.804cm" draw:z-index="2"><draw:image xlink:href="Pictures/100002010000012D0000013668C329181762DC5F.png" xlink:type="simple" xlink:show="embed" xlink:actuate="onLoad" loext:mime-type="image/png"/></draw:frame></text:p>
          </table:table-cell>
          <table:table-cell table:style-name="Tableau1.I9" office:value-type="string">
            <text:p text:style-name="Table_20_Contents"><draw:frame draw:style-name="fr4" draw:name="Image4" text:anchor-type="char" svg:width="1.471cm" svg:height="1.635cm" draw:z-index="3"><draw:image xlink:href="Pictures/100002010000008600000095B315E1E45D66502B.png" xlink:type="simple" xlink:show="embed" xlink:actuate="onLoad" loext:mime-type="image/png"/></draw:frame></text:p>
          </table:table-cell>
          <table:table-cell table:style-name="Tableau1.C5" office:value-type="string">
            <text:p text:style-name="Table_20_Contents"/>
          </table:table-cell>
          <table:table-cell table:style-name="Tableau1.I9" office:value-type="string">
            <text:p text:style-name="Table_20_Contents"/>
          </table:table-cell>
          <table:table-cell table:style-name="Tableau1.I9" office:value-type="string">
            <text:p text:style-name="Table_20_Contents"><draw:frame draw:style-name="fr2" draw:name="Image20" text:anchor-type="char" svg:width="1.166cm" svg:height="1.72cm" draw:z-index="19"><draw:image xlink:href="Pictures/10000201000000C10000011D312E74D353539CE3.png" xlink:type="simple" xlink:show="embed" xlink:actuate="onLoad" loext:mime-type="image/png"/></draw:frame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5">
          <table:table-cell table:style-name="Tableau1.A2" office:value-type="string">
            <text:p text:style-name="P1"/>
          </table:table-cell>
          <table:table-cell table:style-name="Tableau1.I9" office:value-type="string">
            <text:p text:style-name="Table_20_Contents"/>
          </table:table-cell>
          <table:table-cell table:style-name="Tableau1.I9" office:value-type="string">
            <text:p text:style-name="Table_20_Contents"><draw:frame draw:style-name="fr1" draw:name="Image5" text:anchor-type="char" svg:width="2.637cm" svg:height="1.72cm" draw:z-index="4"><draw:image xlink:href="Pictures/10000201000000760000004DA034728936CECC91.png" xlink:type="simple" xlink:show="embed" xlink:actuate="onLoad" loext:mime-type="image/png"/></draw:frame></text:p>
          </table:table-cell>
          <table:table-cell table:style-name="Tableau1.C5" office:value-type="string">
            <text:p text:style-name="Table_20_Contents"/>
          </table:table-cell>
          <table:table-cell table:style-name="Tableau1.I9" office:value-type="string">
            <text:p text:style-name="Table_20_Contents"><draw:frame draw:style-name="fr4" draw:name="Image6" text:anchor-type="char" svg:width="1.667cm" svg:height="1.741cm" draw:z-index="5"><draw:image xlink:href="Pictures/100002010000010F0000011BC78B40C44CD7E788.png" xlink:type="simple" xlink:show="embed" xlink:actuate="onLoad" loext:mime-type="image/png"/></draw:frame></text:p>
          </table:table-cell>
          <table:table-cell table:style-name="Tableau1.I9" office:value-type="string">
            <text:p text:style-name="Table_20_Contents"><draw:frame draw:style-name="fr4" draw:name="Image7" text:anchor-type="char" svg:width="1.753cm" svg:height="1.804cm" draw:z-index="6"><draw:image xlink:href="Pictures/100002010000012D0000013668C329181762DC5F.png" xlink:type="simple" xlink:show="embed" xlink:actuate="onLoad" loext:mime-type="image/png"/></draw:frame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5">
          <table:table-cell table:style-name="Tableau1.A2" office:value-type="string">
            <text:p text:style-name="P1"/>
          </table:table-cell>
          <table:table-cell table:style-name="Tableau1.I9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I9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I9" office:value-type="string">
            <text:p text:style-name="Table_20_Contents"><draw:frame draw:style-name="fr4" draw:name="Image8" text:anchor-type="char" svg:width="1.753cm" svg:height="1.804cm" draw:z-index="7"><draw:image xlink:href="Pictures/100002010000012D0000013668C329181762DC5F.png" xlink:type="simple" xlink:show="embed" xlink:actuate="onLoad" loext:mime-type="image/png"/></draw:frame></text:p>
          </table:table-cell>
          <table:table-cell table:style-name="Tableau1.I9" office:value-type="string">
            <text:p text:style-name="Table_20_Contents"><draw:frame draw:style-name="fr4" draw:name="Image9" text:anchor-type="char" svg:width="1.667cm" svg:height="1.741cm" draw:z-index="8"><draw:image xlink:href="Pictures/100002010000010F0000011BC78B40C44CD7E788.png" xlink:type="simple" xlink:show="embed" xlink:actuate="onLoad" loext:mime-type="image/png"/></draw:frame></text:p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9" office:value-type="string">
            <text:p text:style-name="Table_20_Contents"><draw:frame draw:style-name="fr4" draw:name="Image10" text:anchor-type="char" svg:width="1.471cm" svg:height="1.635cm" draw:z-index="9"><draw:image xlink:href="Pictures/100002010000008600000095B315E1E45D66502B.png" xlink:type="simple" xlink:show="embed" xlink:actuate="onLoad" loext:mime-type="image/png"/></draw:frame></text:p>
          </table:table-cell>
          <table:table-cell table:style-name="Tableau1.I9" office:value-type="string">
            <text:p text:style-name="P2"><draw:frame draw:style-name="fr2" draw:name="Image23" text:anchor-type="char" svg:width="1.166cm" svg:height="1.72cm" draw:z-index="22"><draw:image xlink:href="Pictures/10000201000000C10000011D312E74D353539CE3.png" xlink:type="simple" xlink:show="embed" xlink:actuate="onLoad" loext:mime-type="image/png"/></draw:frame></text:p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3:19:54.855816764</meta:creation-date>
    <dc:date>2020-08-31T15:57:34.412459059</dc:date>
    <meta:editing-duration>PT20M5S</meta:editing-duration>
    <meta:editing-cycles>2</meta:editing-cycles>
    <meta:generator>LibreOffice/6.4.4.2$Linux_X86_64 LibreOffice_project/40$Build-2</meta:generator>
    <meta:document-statistic meta:table-count="1" meta:image-count="24" meta:object-count="0" meta:page-count="1" meta:paragraph-count="0" meta:word-count="0" meta:character-count="0" meta:non-whitespace-character-count="0"/>
  </office:meta>
</office:document-meta>
</file>